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draw:auto-grow-height="false" fo:min-height="0cm" fo:min-width="1.358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8cm" svg:stroke-color="#ffffff" draw:marker-start="" draw:marker-start-width="0.321cm" draw:marker-start-center="false" draw:marker-end="" draw:marker-end-width="0.321cm" draw:marker-end-center="false" draw:fill="gradient" draw:fill-color="#729fcf" draw:fill-gradient-name="Gradient_20_653" draw:gradient-step-count="0" draw:textarea-horizontal-align="justify" draw:textarea-vertical-align="bottom" draw:auto-grow-height="false" fo:min-height="9.396cm" fo:min-width="9.146cm" fo:padding-top="0.164cm" fo:padding-bottom="0.164cm" fo:padding-left="0.289cm" fo:padding-right="0.289cm" fo:wrap-option="wrap" draw:shadow="visible" draw:shadow-offset-x="0.071cm" draw:shadow-offset-y="0.071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draw:auto-grow-height="false" fo:min-height="0.046cm" fo:min-width="2.29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draw:auto-grow-height="false" fo:min-height="0.046cm" fo:min-width="2.29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draw:auto-grow-height="false" fo:min-height="0.046cm" fo:min-width="2.29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2.5cm" fo:min-width="5cm"/>
      <style:paragraph-properties style:writing-mode="lr-tb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1.75cm" fo:min-width="6.75cm"/>
      <style:paragraph-properties style:writing-mode="lr-tb"/>
    </style:style>
    <style:style style:name="gr59" style:family="graphic">
      <style:graphic-properties draw:stroke="solid" draw:stroke-dash="Ultrafine_20_Dashed" svg:stroke-width="0.081cm" svg:stroke-color="#3465a4" draw:marker-start="" draw:marker-start-width="0.382cm" draw:marker-start-center="false" draw:marker-end="" draw:marker-end-width="0.382cm" draw:marker-end-center="false" draw:stroke-linejoin="round" svg:stroke-linecap="round" draw:fill="none" draw:fill-color="#ffffff" draw:textarea-horizontal-align="center" draw:textarea-vertical-align="middle" draw:auto-grow-height="false" draw:fit-to-size="false" style:shrink-to-fit="false" fo:min-height="2.196cm" fo:min-width="4.467cm" fo:padding-top="0.158cm" fo:padding-bottom="0.158cm" fo:padding-left="0.278cm" fo:padding-right="0.278cm" fo:wrap-option="wrap" draw:shadow="visible" draw:shadow-offset-x="0.106cm" draw:shadow-offset-y="0.106cm" draw:shadow-color="#3465a4" draw:shadow-opacity="20%"/>
      <style:paragraph-properties style:writing-mode="lr-tb"/>
    </style:style>
    <style:style style:name="gr60" style:family="graphic">
      <style:graphic-properties draw:stroke="solid" draw:stroke-dash="Ultrafine_20_Dashed" svg:stroke-width="0.081cm" svg:stroke-color="#3465a4" draw:marker-start="" draw:marker-start-width="0.382cm" draw:marker-start-center="false" draw:marker-end="" draw:marker-end-width="0.382cm" draw:marker-end-center="false" draw:stroke-linejoin="round" svg:stroke-linecap="round" draw:fill="none" draw:fill-color="#ffffff" draw:textarea-horizontal-align="center" draw:textarea-vertical-align="middle" draw:auto-grow-height="false" draw:fit-to-size="false" style:shrink-to-fit="false" fo:min-height="2.196cm" fo:min-width="5.195cm" fo:padding-top="0.158cm" fo:padding-bottom="0.158cm" fo:padding-left="0.278cm" fo:padding-right="0.278cm" fo:wrap-option="wrap" draw:shadow="visible" draw:shadow-offset-x="0.106cm" draw:shadow-offset-y="0.106cm" draw:shadow-color="#3465a4" draw:shadow-opacity="20%"/>
      <style:paragraph-properties style:writing-mode="lr-tb"/>
    </style:style>
    <style:style style:name="gr6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draw:auto-grow-height="false" fo:min-height="0.052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1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solid" draw:fill-color="#3465a4" draw:textarea-horizontal-align="justify" draw:textarea-vertical-align="middle" draw:auto-grow-height="false" fo:min-height="0.052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5" style:family="graphic" style:parent-style-name="objectwithoutfill">
      <style:graphic-properties draw:marker-start="Arrowheads_20_1" draw:marker-end="Arrowheads_20_1" draw:fill="none" draw:textarea-vertical-align="middle"/>
    </style:style>
    <style:style style:name="gr76" style:family="graphic" style:parent-style-name="standard" style:list-style-name="L1">
      <style:graphic-properties draw:stroke="none" svg:stroke-width="0.1cm" svg:stroke-color="#ffffff" draw:marker-start="" draw:marker-start-width="0.35cm" draw:marker-start-center="false" draw:marker-end="" draw:marker-end-width="0.35cm" draw:marker-end-center="false" draw:fill="solid" draw:fill-color="#b4c7dc" draw:opacity="100%" draw:opacity-name="Transparency_20_8" draw:textarea-horizontal-align="justify" draw:textarea-vertical-align="middle" draw:auto-grow-height="false" fo:min-height="1.772cm" fo:min-width="1.522cm" fo:padding-top="0.175cm" fo:padding-bottom="0.175cm" fo:padding-left="0.3cm" fo:padding-right="0.3cm" fo:wrap-option="wrap" draw:shadow="hidden" draw:shadow-offset-x="0.071cm" draw:shadow-offset-y="0.071cm" draw:shadow-color="#dee6ef"/>
    </style:style>
    <style:style style:name="gr7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0.458cm" fo:min-width="0.20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7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79" style:family="graphic" style:parent-style-name="standard" style:list-style-name="L1">
      <style:graphic-properties draw:stroke="solid" svg:stroke-width="0.1cm" svg:stroke-color="#5983b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draw:auto-grow-height="false" fo:min-height="1.772cm" fo:min-width="1.522cm" fo:padding-top="0.175cm" fo:padding-bottom="0.175cm" fo:padding-left="0.3cm" fo:padding-right="0.3cm" fo:wrap-option="wrap" draw:shadow="hidden" draw:shadow-offset-x="0.071cm" draw:shadow-offset-y="-0.071cm" draw:shadow-color="#dee6ef"/>
    </style:style>
    <style:style style:name="gr8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811cm" fo:min-width="1.03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9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055cm" fo:min-width="0.87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68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719cm" fo:min-width="0.906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025cm" fo:min-width="0.752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0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10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584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color="#729fcf" draw:fill-gradient-name="Gradient_20_653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entium Book Bas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entium Book Bas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b4c7dc" draw:opacity="100%" draw:opacity-name="Transparency_20_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5983b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 Book Bas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database-server 1">
          <draw:line draw:style-name="gr1" draw:text-style-name="P1" draw:layer="layout" svg:x1="10.583cm" svg:y1="7.93cm" svg:x2="11.333cm" svg:y2="7.93cm">
            <text:p/>
          </draw:line>
          <draw:line draw:style-name="gr2" draw:text-style-name="P1" draw:layer="layout" svg:x1="10.583cm" svg:y1="7.805cm" svg:x2="11.333cm" svg:y2="7.805cm">
            <text:p/>
          </draw:line>
          <draw:g>
            <draw:custom-shape draw:style-name="gr3" draw:text-style-name="P2" draw:layer="layout" svg:width="0.75cm" svg:height="0.375cm" svg:x="10.583cm" svg:y="6.0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4" draw:text-style-name="P2" draw:layer="layout" svg:width="0.75cm" svg:height="0.375cm" draw:transform="rotate (-3.14159265358979) translate (11.333cm 6.805cm)" draw:kind="arc" draw:start-angle="359.31" draw:end-angle="181.37">
              <text:p/>
            </draw:ellipse>
            <draw:ellipse draw:style-name="gr5" draw:text-style-name="P2" draw:layer="layout" svg:width="0.75cm" svg:height="0.375cm" draw:transform="rotate (-3.14159265358979) translate (11.333cm 6.622cm)" draw:kind="arc" draw:start-angle="359.31" draw:end-angle="181.37">
              <text:p/>
            </draw:ellipse>
            <draw:line draw:style-name="gr6" draw:text-style-name="P3" draw:layer="layout" svg:x1="10.583cm" svg:y1="6.618cm" svg:x2="10.583cm" svg:y2="6.243cm">
              <text:p/>
            </draw:line>
            <draw:line draw:style-name="gr7" draw:text-style-name="P3" draw:layer="layout" svg:x1="11.333cm" svg:y1="6.618cm" svg:x2="11.333cm" svg:y2="6.243cm">
              <text:p/>
            </draw:line>
          </draw:g>
        </draw:g>
        <draw:g draw:name="database-server 2">
          <draw:line draw:style-name="gr8" draw:text-style-name="P1" draw:layer="layout" svg:x1="8.65cm" svg:y1="7.588cm" svg:x2="11.35cm" svg:y2="7.588cm">
            <text:p/>
          </draw:line>
          <draw:line draw:style-name="gr9" draw:text-style-name="P1" draw:layer="layout" svg:x1="8.65cm" svg:y1="7.45cm" svg:x2="11.35cm" svg:y2="7.45cm">
            <text:p/>
          </draw:line>
          <draw:g>
            <draw:custom-shape draw:style-name="gr10" draw:text-style-name="P2" draw:layer="layout" svg:width="2.7cm" svg:height="0.413cm" svg:x="8.65cm" svg:y="5.5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11" draw:text-style-name="P2" draw:layer="layout" svg:width="2.7cm" svg:height="0.412cm" draw:transform="rotate (-3.14159265358979) translate (11.35cm 6.35cm)" draw:kind="arc" draw:start-angle="359.31" draw:end-angle="181.37">
              <text:p/>
            </draw:ellipse>
            <draw:ellipse draw:style-name="gr12" draw:text-style-name="P2" draw:layer="layout" svg:width="2.7cm" svg:height="0.413cm" draw:transform="rotate (-3.14159265358979) translate (11.35cm 6.149cm)" draw:kind="arc" draw:start-angle="359.31" draw:end-angle="181.37">
              <text:p/>
            </draw:ellipse>
            <draw:line draw:style-name="gr13" draw:text-style-name="P3" draw:layer="layout" svg:x1="8.65cm" svg:y1="6.145cm" svg:x2="8.65cm" svg:y2="5.732cm">
              <text:p/>
            </draw:line>
            <draw:line draw:style-name="gr14" draw:text-style-name="P3" draw:layer="layout" svg:x1="11.35cm" svg:y1="6.145cm" svg:x2="11.35cm" svg:y2="5.732cm">
              <text:p/>
            </draw:line>
          </draw:g>
          <draw:g draw:name="database-server 3">
            <draw:line draw:style-name="gr15" draw:text-style-name="P1" draw:layer="layout" svg:x1="9.086cm" svg:y1="12.26cm" svg:x2="9.836cm" svg:y2="12.26cm">
              <text:p/>
            </draw:line>
            <draw:line draw:style-name="gr16" draw:text-style-name="P1" draw:layer="layout" svg:x1="9.086cm" svg:y1="12.135cm" svg:x2="9.836cm" svg:y2="12.135cm">
              <text:p/>
            </draw:line>
            <draw:g>
              <draw:custom-shape draw:style-name="gr17" draw:text-style-name="P2" draw:layer="layout" svg:width="0.75cm" svg:height="0.375cm" svg:x="9.086cm" svg:y="10.3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ellipse draw:style-name="gr18" draw:text-style-name="P2" draw:layer="layout" svg:width="0.75cm" svg:height="0.375cm" draw:transform="rotate (-3.14159265358979) translate (9.836cm 11.135cm)" draw:kind="arc" draw:start-angle="359.31" draw:end-angle="181.37">
                <text:p/>
              </draw:ellipse>
              <draw:ellipse draw:style-name="gr19" draw:text-style-name="P2" draw:layer="layout" svg:width="0.75cm" svg:height="0.375cm" draw:transform="rotate (-3.14159265358979) translate (9.836cm 10.952cm)" draw:kind="arc" draw:start-angle="359.31" draw:end-angle="181.37">
                <text:p/>
              </draw:ellipse>
              <draw:line draw:style-name="gr20" draw:text-style-name="P3" draw:layer="layout" svg:x1="9.086cm" svg:y1="10.948cm" svg:x2="9.086cm" svg:y2="10.573cm">
                <text:p/>
              </draw:line>
              <draw:line draw:style-name="gr21" draw:text-style-name="P3" draw:layer="layout" svg:x1="9.836cm" svg:y1="10.948cm" svg:x2="9.836cm" svg:y2="10.573cm">
                <text:p/>
              </draw:line>
            </draw:g>
            <draw:g draw:name="database-server 4">
              <draw:line draw:style-name="gr22" draw:text-style-name="P1" draw:layer="layout" svg:x1="6.921cm" svg:y1="7.262cm" svg:x2="7.671cm" svg:y2="7.262cm">
                <text:p/>
              </draw:line>
              <draw:line draw:style-name="gr23" draw:text-style-name="P1" draw:layer="layout" svg:x1="6.921cm" svg:y1="7.137cm" svg:x2="7.671cm" svg:y2="7.137cm">
                <text:p/>
              </draw:line>
              <draw:g>
                <draw:custom-shape draw:style-name="gr24" draw:text-style-name="P2" draw:layer="layout" svg:width="0.75cm" svg:height="0.375cm" svg:x="6.921cm" svg:y="5.387cm">
                  <text:p/>
  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  </draw:custom-shape>
                <draw:ellipse draw:style-name="gr25" draw:text-style-name="P2" draw:layer="layout" svg:width="0.75cm" svg:height="0.375cm" draw:transform="rotate (-3.14159265358979) translate (7.671cm 6.137cm)" draw:kind="arc" draw:start-angle="359.31" draw:end-angle="181.37">
                  <text:p/>
                </draw:ellipse>
                <draw:ellipse draw:style-name="gr26" draw:text-style-name="P2" draw:layer="layout" svg:width="0.75cm" svg:height="0.375cm" draw:transform="rotate (-3.14159265358979) translate (7.671cm 5.954cm)" draw:kind="arc" draw:start-angle="359.31" draw:end-angle="181.37">
                  <text:p/>
                </draw:ellipse>
                <draw:line draw:style-name="gr27" draw:text-style-name="P3" draw:layer="layout" svg:x1="6.921cm" svg:y1="5.95cm" svg:x2="6.921cm" svg:y2="5.575cm">
                  <text:p/>
                </draw:line>
                <draw:line draw:style-name="gr28" draw:text-style-name="P3" draw:layer="layout" svg:x1="7.671cm" svg:y1="5.95cm" svg:x2="7.671cm" svg:y2="5.575cm">
                  <text:p/>
                </draw:line>
              </draw:g>
            </draw:g>
          </draw:g>
        </draw:g>
        <draw:g draw:name="database-server 5">
          <draw:custom-shape draw:name="Ball 1" draw:style-name="gr29" draw:text-style-name="P5" draw:layer="layout" svg:width="13.75cm" svg:height="13.75cm" svg:x="2.25cm" svg:y="3.25cm">
            <text:p text:style-name="P4"><text:span text:style-name="T1"><text:s/></text:span></text:p>
            <text:p text:style-name="P4"><text:span text:style-name="T1"/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0" draw:text-style-name="P1" draw:layer="layout" svg:x1="8.657cm" svg:y1="9.816cm" svg:x2="12.289cm" svg:y2="9.816cm">
            <text:p/>
          </draw:line>
          <draw:line draw:style-name="gr31" draw:text-style-name="P1" draw:layer="layout" svg:x1="8.657cm" svg:y1="9.671cm" svg:x2="12.289cm" svg:y2="9.671cm">
            <text:p/>
          </draw:line>
          <draw:g>
            <draw:line draw:style-name="gr32" draw:text-style-name="P3" draw:layer="layout" svg:x1="8.657cm" svg:y1="8.296cm" svg:x2="8.657cm" svg:y2="7.862cm">
              <text:p/>
            </draw:line>
          </draw:g>
          <draw:g draw:name="database-server 6">
            <draw:rect draw:style-name="gr33" draw:text-style-name="P7" draw:layer="layout" svg:width="6.698cm" svg:height="3.274cm" svg:x="4.75cm" svg:y="5.476cm">
              <text:p text:style-name="P6">DB1 Master</text:p>
            </draw:rect>
            <draw:line draw:style-name="gr34" draw:text-style-name="P1" draw:layer="layout" svg:x1="6.09cm" svg:y1="8.259cm" svg:x2="10.109cm" svg:y2="8.259cm">
              <text:p/>
            </draw:line>
            <draw:line draw:style-name="gr35" draw:text-style-name="P1" draw:layer="layout" svg:x1="6.09cm" svg:y1="8.095cm" svg:x2="10.109cm" svg:y2="8.095cm">
              <text:p/>
            </draw:line>
            <draw:g>
              <draw:custom-shape draw:style-name="gr36" draw:text-style-name="P2" draw:layer="layout" svg:width="4.018cm" svg:height="0.492cm" svg:x="6.09cm" svg:y="5.80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ellipse draw:style-name="gr37" draw:text-style-name="P2" draw:layer="layout" svg:width="4.018cm" svg:height="0.491cm" draw:transform="rotate (-3.14159265358979) translate (10.108cm 6.786cm)" draw:kind="arc" draw:start-angle="359.31" draw:end-angle="181.37">
                <text:p/>
              </draw:ellipse>
              <draw:ellipse draw:style-name="gr38" draw:text-style-name="P2" draw:layer="layout" svg:width="4.018cm" svg:height="0.491cm" draw:transform="rotate (-3.14159265358979) translate (10.108cm 6.546cm)" draw:kind="arc" draw:start-angle="359.31" draw:end-angle="181.37">
                <text:p/>
              </draw:ellipse>
              <draw:line draw:style-name="gr39" draw:text-style-name="P3" draw:layer="layout" svg:x1="6.09cm" svg:y1="6.541cm" svg:x2="6.09cm" svg:y2="6.05cm">
                <text:p/>
              </draw:line>
              <draw:line draw:style-name="gr40" draw:text-style-name="P3" draw:layer="layout" svg:x1="10.108cm" svg:y1="6.541cm" svg:x2="10.108cm" svg:y2="6.05cm">
                <text:p/>
              </draw:line>
            </draw:g>
          </draw:g>
          <draw:g draw:name="database-server 7">
            <draw:rect draw:style-name="gr41" draw:text-style-name="P7" draw:layer="layout" svg:width="6.698cm" svg:height="3.274cm" svg:x="6cm" svg:y="8.476cm">
              <text:p text:style-name="P6">DB2 Replica1</text:p>
            </draw:rect>
            <draw:line draw:style-name="gr42" draw:text-style-name="P1" draw:layer="layout" svg:x1="7.34cm" svg:y1="11.259cm" svg:x2="11.359cm" svg:y2="11.259cm">
              <text:p/>
            </draw:line>
            <draw:line draw:style-name="gr43" draw:text-style-name="P1" draw:layer="layout" svg:x1="7.34cm" svg:y1="11.095cm" svg:x2="11.359cm" svg:y2="11.095cm">
              <text:p/>
            </draw:line>
            <draw:g>
              <draw:custom-shape draw:style-name="gr44" draw:text-style-name="P2" draw:layer="layout" svg:width="4.018cm" svg:height="0.492cm" svg:x="7.34cm" svg:y="8.80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ellipse draw:style-name="gr45" draw:text-style-name="P2" draw:layer="layout" svg:width="4.018cm" svg:height="0.491cm" draw:transform="rotate (-3.14159265358979) translate (11.358cm 9.786cm)" draw:kind="arc" draw:start-angle="359.31" draw:end-angle="181.37">
                <text:p/>
              </draw:ellipse>
              <draw:ellipse draw:style-name="gr46" draw:text-style-name="P2" draw:layer="layout" svg:width="4.018cm" svg:height="0.491cm" draw:transform="rotate (-3.14159265358979) translate (11.358cm 9.546cm)" draw:kind="arc" draw:start-angle="359.31" draw:end-angle="181.37">
                <text:p/>
              </draw:ellipse>
              <draw:line draw:style-name="gr47" draw:text-style-name="P3" draw:layer="layout" svg:x1="7.34cm" svg:y1="9.541cm" svg:x2="7.34cm" svg:y2="9.05cm">
                <text:p/>
              </draw:line>
              <draw:line draw:style-name="gr48" draw:text-style-name="P3" draw:layer="layout" svg:x1="11.358cm" svg:y1="9.541cm" svg:x2="11.358cm" svg:y2="9.05cm">
                <text:p/>
              </draw:line>
            </draw:g>
          </draw:g>
          <draw:g draw:name="database-server 8">
            <draw:rect draw:style-name="gr49" draw:text-style-name="P7" draw:layer="layout" svg:width="6.698cm" svg:height="3.274cm" svg:x="7.302cm" svg:y="11.476cm">
              <text:p text:style-name="P6">DB3 Replica2</text:p>
            </draw:rect>
            <draw:line draw:style-name="gr50" draw:text-style-name="P1" draw:layer="layout" svg:x1="8.642cm" svg:y1="14.259cm" svg:x2="12.661cm" svg:y2="14.259cm">
              <text:p/>
            </draw:line>
            <draw:line draw:style-name="gr51" draw:text-style-name="P1" draw:layer="layout" svg:x1="8.642cm" svg:y1="14.095cm" svg:x2="12.661cm" svg:y2="14.095cm">
              <text:p/>
            </draw:line>
            <draw:g>
              <draw:custom-shape draw:style-name="gr52" draw:text-style-name="P2" draw:layer="layout" svg:width="4.018cm" svg:height="0.492cm" svg:x="8.642cm" svg:y="11.80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ellipse draw:style-name="gr53" draw:text-style-name="P2" draw:layer="layout" svg:width="4.018cm" svg:height="0.491cm" draw:transform="rotate (-3.14159265358979) translate (12.66cm 12.786cm)" draw:kind="arc" draw:start-angle="359.31" draw:end-angle="181.37">
                <text:p/>
              </draw:ellipse>
              <draw:ellipse draw:style-name="gr54" draw:text-style-name="P2" draw:layer="layout" svg:width="4.018cm" svg:height="0.491cm" draw:transform="rotate (-3.14159265358979) translate (12.66cm 12.546cm)" draw:kind="arc" draw:start-angle="359.31" draw:end-angle="181.37">
                <text:p/>
              </draw:ellipse>
              <draw:line draw:style-name="gr55" draw:text-style-name="P3" draw:layer="layout" svg:x1="8.642cm" svg:y1="12.541cm" svg:x2="8.642cm" svg:y2="12.05cm">
                <text:p/>
              </draw:line>
              <draw:line draw:style-name="gr56" draw:text-style-name="P3" draw:layer="layout" svg:x1="12.66cm" svg:y1="12.541cm" svg:x2="12.66cm" svg:y2="12.05cm">
                <text:p/>
              </draw:line>
            </draw:g>
          </draw:g>
          <draw:custom-shape draw:style-name="gr57" draw:text-style-name="P10" draw:layer="layout" svg:width="5.5cm" svg:height="2.75cm" svg:x="10cm" svg:y="15.25cm">
            <text:p text:style-name="P8">192.168.122.10</text:p>
            <text:p text:style-name="P9">192.168.122.20</text:p>
            <text:p text:style-name="P9">192.168.122.30</text:p>
            <draw:enhanced-geometry svg:viewBox="0 0 21600 21600" draw:type="rectangle" draw:enhanced-path="M 0 0 L 21600 0 21600 21600 0 21600 0 0 Z N"/>
          </draw:custom-shape>
          <draw:custom-shape draw:style-name="gr58" draw:text-style-name="P10" draw:layer="layout" svg:width="7.25cm" svg:height="2cm" svg:x="18.25cm" svg:y="6.25cm">
            <text:p text:style-name="P8">192.168.122.100:5000</text:p>
            <text:p text:style-name="P9">192.168.122.100:5001</text:p>
            <draw:enhanced-geometry svg:viewBox="0 0 21600 21600" draw:type="rectangle" draw:enhanced-path="M 0 0 L 21600 0 21600 21600 0 21600 0 0 Z N"/>
          </draw:custom-shape>
          <draw:custom-shape draw:style-name="gr57" draw:text-style-name="P10" draw:layer="layout" svg:width="5.5cm" svg:height="2.75cm" svg:x="10cm" svg:y="15.25cm">
            <text:p text:style-name="P8">192.168.122.10</text:p>
            <text:p text:style-name="P9">192.168.122.20</text:p>
            <text:p text:style-name="P9">192.168.122.30</text:p>
            <draw:enhanced-geometry svg:viewBox="0 0 21600 21600" draw:type="rectangle" draw:enhanced-path="M 0 0 L 21600 0 21600 21600 0 21600 0 0 Z N"/>
          </draw:custom-shape>
        </draw:g>
        <draw:custom-shape draw:name="Open 1" draw:style-name="gr59" draw:text-style-name="P12" draw:layer="layout" svg:width="5.022cm" svg:height="2.511cm" svg:x="12.228cm" svg:y="6.5cm">
          <text:p text:style-name="P11"><text:span text:style-name="T2">ZooKeeper</text:span></text:p>
          <text:p text:style-name="P11"><text:span text:style-name="T2">patroni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Open 2" draw:style-name="gr60" draw:text-style-name="P12" draw:layer="layout" svg:width="5.75cm" svg:height="2.511cm" svg:x="1.25cm" svg:y="12.239cm">
          <text:p text:style-name="P11"><text:span text:style-name="T2">PostgreSQL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 draw:name="proxy-server 1">
          <draw:rect draw:style-name="gr61" draw:text-style-name="P7" draw:layer="layout" svg:width="1.25cm" svg:height="2.5cm" svg:x="19.5cm" svg:y="8.75cm">
            <text:p text:style-name="P6">HA1</text:p>
          </draw:rect>
          <draw:line draw:style-name="gr62" draw:text-style-name="P1" draw:layer="layout" svg:x1="19.75cm" svg:y1="10.875cm" svg:x2="20.5cm" svg:y2="10.875cm">
            <text:p/>
          </draw:line>
          <draw:line draw:style-name="gr63" draw:text-style-name="P1" draw:layer="layout" svg:x1="19.75cm" svg:y1="10.75cm" svg:x2="20.5cm" svg:y2="10.75cm">
            <text:p/>
          </draw:line>
          <draw:g>
            <draw:path draw:style-name="gr64" draw:text-style-name="P13" draw:layer="layout" svg:width="0.486cm" svg:height="0.475cm" svg:x="20.003cm" svg:y="9.036cm" svg:viewBox="0 0 487 476" svg:d="M203 5c-2-1-4-1-6-2-2 2 2 2 1 5-4 0-7-1-11-3h-2-1c8-2 15-4 23-5 0 3-1 4-4 5zM179 11c2 1 3 1 3 3s-3 2-3 5c2 3 3 3 4 3 2 1 6 0 7 0 3-3 5-7 8-7 1 1 4 8 4 11v7c0 4 5 3 8 5 0 1 0 3 1 3 2 3 3 3 3 4 0 4-4 4-3 10-1 1-4 1-4 4 0 4 7 0 8 3 1 1 0 2-1 5 1 2 2 7-1 7-2 0-3-4-4-4h-4c-2 0-3-1-4-1-3 0-6 1-8-2l10-11c2-1 3-1 2-2-2-3-3-1-6 1-1 0-4 3-6 3-4 0-10-2-14 1 0 1 4 0 4 3-1 1-2 1-4 0-1 0-1-2-1-3-1-1-5-1-8-1s-4 2-4 4c3 1 8-2 8 3-1 2-5 4-5 8 0 1 2 4 4 4 1 0 1-1 2-1 2 0 3 1 4 1 2-2 3-3 6-3 2 3-3 6-6 7-4 1-9 1-11 3-3 1-8 5-8 1-2-3 2-3 2-4-3-1-7 1-9 3-5 1-13 3-15 8 0 1 2 4 0 4 0 1-4 2-5 2-3 1-4 1-5 2h-4c-2 2-2 3-4 6-2 0-2 1-3 1-1 1-3 4-5 6-2 0-2-2-3 0 0 2 1 6 0 9-3 3-15 6-21 13-4 2-10 9-9 13 0 4 2 14 1 16-4-2-8-2-11-5 0-1-1-11-2-12-2 0-2 6-6 2-5-5-8-4-13-3-4 2-5 7-9 7-6-6-14-5-15-4 4-10 9-19 14-27 9-18 21-35 35-49 2 0 5-3 7-2 2 0 2 3 5 3 0 1 5 0 7 0 5-3 0-9-1-9-4-2-9 1-13 3 12-12 25-23 39-32 3 1 5-2 7 1 0 3-4 4-4 6 1 2-2 4-2 5 0 3 3 6 6 6 1 0 5-3 6-6 0-3 0-7 2-8 10 0 21-6 20-18v-4c0-1 0-1 1-2 7-3 15-6 23-8 1 1 2 2 3 3zM35 187c1-2 10-3 10 4 0 1-12 18-9 21 5 1 12-2 16 0 1 0 8 3 7 5-7 14 2 27 5 26 3 0 8-4 13-1 2 0 4 3 6 3 1 0 2-9 9-11 6-3 13-7 14-6 3 1-2 3-1 4 4 3 6-4 8-3 11 10 19 9 25 6 9-4 11 4 14 10 5 0 11 11 17 12 14-2 22 8 24 10 0 1-2 2 0 4 0 4 5 4 4 9 0 2 6 6 8 6 7-1 14 3 16 8 7-1 11 5 17 1 6 6 18 11 20 11 2 2 4 7 4 10-1 15-17 19-18 33 0 3 2 3 2 6 0 1-1 24-12 31-3 0-23 8-24 13-1 4 1 6 1 11-1 1-4 10-10 13 1 8-7 17-8 17-6 2-11-3-14-2 0 3 7 10 7 11 0 3-3 6-4 7-1 2-13 3-14 4 0 2 1 4 0 7-2 3-6 0-8 0 0 3-1 4 1 6 2 0 4 0 5 1-1 3-2 1-2 2-13-5-27-10-39-17-1 0-5-4-5-8 0-2 2-11 2-13s-4-20-4-30c2-18-2-40-4-42-4-9-23-11-27-20-2-12-24-34-24-44 1-1 5-3 5-5s-3-3-3-4c-1-5 3-13 3-13 0 0 11-11 12-12 0 0-3-18-3-19-1-5-1-7-4-7-2 0-6 2-6 8-3 1-11-4-11-4-2-4-12-6-10-14-3-1-6-8-9-9 0 0-13-3-14-3-6-11-22-8-23-8 1-4 0-10 1-13 1 0 28-4 34-12zM416 414h-8c0-5 2-4 4-10 1-4 3-11 0-12 0-6-2-7 0-18 0-9-6-14-4-24-2-2 2-5 5-8 5-10 6-15 8-23 0-2 1-3 0-4-2-6-4-10-8-14-1-3-4-4-5-6-2-1-3-5-3-6 0-2 0-3 1-5v-8c2-1 3-4 3-5 0-3-3-7-5-7-3-2-7 1-11 0-4-2-4-9-9-10-7-1-14 3-19 4-3 2-5 4-8 4-1 0-4-2-6-2-3 0-14 2-16 4-4 0-15-10-16-11-3-2-6-2-7-3-1-3-1-5-3-8-1-3-4-6-6-8-3-2-7-6-8-9 0-1 1-1 1-2 0-3-2-5-2-6 0-3 2-4 4-5v-5c0-2 2-13 1-15 0-1-3-1-3-4s1-5 3-8c1-1 6-7 6-8 2-2 2-4 2-6 1-1 2-3 5-4 1-1 1-3 3-3 1-1 2-2 4-2 5-3 6-6 9-10 0-4 0-6 3-7 1-3 1-5 4-7 2-3 6-1 9-5 0-2 1-4 1-6 0-3-2-7-4-7s-5 3-6 0v-2c0-2-3-5-3-6s3-4 4-7v-9c3-6 10-3 17-3h3c5 0 9 1 10-3v-8c0-2-2-6-3-7-3-1-7 0-8-3 1-5 6-1 9-2 1 0 1-3 2-5 2 0 3 2 4 2 2 0 4-2 6-3 1-1 2-4 4-5 6 0 14-13 15-14 15 12 24 31 36 46l-3-4c-2 0-3 0-3-1-2 0-3-3-4-3l-1 2c-2 5 1 6 4 8 1 1 1 4 2 5 1 0 4 2 6 2 1 1 2 1 3 3 3 1 7 1 7 4-1 1-5-2-7 1 0 1 2 1 2 3s-3 5-5 5c0-1 1-3 1-4 0-3-6-7-8-8-2-2-4-2-5-3-2-1-6-4-7-5-3-3-4-7-8-7-1 0-3 1-4 3-1 0-5 2-7 2-4 0-5-1-8-1-1 0-1 1-2 3v2c0 2-4 2-6 3s-9 8-9 10c0 1 1 1 1 3 0 1-10 9-10 9-4 0-12-1-12 3 0 3 4 4 7 4h8c1-1 2-3 3-3 2 0 4-2 6-2 2-2 6-3 9-3 0 0 12-2 13-2 3 0 7 2 10 2 1 0 2-2 4-2s4 2 5 3c0 1-1 1 0 3v4c0 1-3 4-3 6 0 1 3 2 4 2 1 2 4 2 6 2h4c1 0 5 1 6 2 1 2 1 4 4 6h4c4 0 7 4 9 3 4 0 2-5 3-7 0-5 9-5 13-2 16 34 24 71 24 110 0 43-11 86-32 124-10 19-23 36-37 51zM365 32c0 1 7 7 8 9 1 6 7 6 7 7 0 3-4 4-4 7-3 1-8 0-13 0-2 1-5 4-7 1-2-1 1-1 1-2 0-2-1-2-1-3 0-2 1-3 1-6 1-1 4 0 6-2 0-2-2-5-3-5-5 0-10-7-7-11 0-1 6-7 7-8 3 1 6 3 9 5 0 1-4 7-4 8zM347 36c2 0 8 2 6 4s-3 9-6 9c-3 2-8 6-11 2 0-3 1-5 1-8 0-2 2-2 4-2 2-3 4-5 6-5zM102 78c-1 0-2-2-3-2-2 0-3 1-4 2 0 2 1 2 1 3-3 3-2 7 1 7 1 0 3-6 7-7 1 1 1 1 2 1 2-1 2-5-1-5-1 0-1 1-3 1zM88 77c-2 0-6 0-7 1-1 0-1 3-2 4 0 2-2 3-3 5-1 0-7 8-3 8 2 0 6-3 6-4 1-5 3-7 6-10 3-1 4-1 4-4zM116 87h-4c-2 0-3-2-3 0 3 1 9 2 9 0s-1 0-2 0zM101 92h-8c-1 1-2 0-2 3 0 2 2 1 4 1 4-1 6-3 9-4-2-1-2 0-3 0zM406 96c-2 0-1-4 0-4s0-1 2 0c0 1 0 3-2 4zM405 99c3-2 4 1 3 7 0 1-4 4-6 0 2-2 0-4 0-7zM420 113c1-2 3 0 6 0h6c-2 1-2 4-3 5-4-1-7-3-9-5zM106 242c2-2 0-6-1-6-3 2-1 6 1 6z">
              <text:p/>
            </draw:path>
            <draw:custom-shape draw:style-name="gr65" draw:text-style-name="P14" draw:layer="layout" svg:width="0.5cm" svg:height="0.5cm" svg:x="20cm" svg:y="9.0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6" draw:text-style-name="P15" draw:layer="layout" svg:width="0.5cm" svg:height="0.5cm" svg:x="19.75cm" svg:y="9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67" draw:text-style-name="P13" draw:layer="layout" svg:width="0.486cm" svg:height="0.475cm" svg:x="19.753cm" svg:y="9.26cm" svg:viewBox="0 0 487 476" svg:d="M203 5c-2-1-4-1-6-2-2 2 2 2 1 5-4 0-7-1-11-3h-2-1c8-2 15-4 23-5 0 3-1 4-4 5zM179 11c2 1 3 1 3 3s-3 2-3 5c2 3 3 3 4 3 2 1 6 0 7 0 3-3 5-7 8-7 1 1 4 8 4 11v7c0 4 5 3 8 5 0 1 0 3 1 3 2 3 3 3 3 4 0 4-4 4-3 10-1 1-4 1-4 4 0 4 7 0 8 3 1 1 0 2-1 5 1 2 2 7-1 7-2 0-3-4-4-4h-4c-2 0-3-1-4-1-3 0-6 1-8-2l10-11c2-1 3-1 2-2-2-3-3-1-6 1-1 0-4 3-6 3-4 0-10-2-14 1 0 1 4 0 4 3-1 1-2 1-4 0-1 0-1-2-1-3-1-1-5-1-8-1s-4 2-4 4c3 1 8-2 8 3-1 2-5 4-5 8 0 1 2 4 4 4 1 0 1-1 2-1 2 0 3 1 4 1 2-2 3-3 6-3 2 3-3 6-6 7-4 1-9 1-11 3-3 1-8 5-8 1-2-3 2-3 2-4-3-1-7 1-9 3-5 1-13 3-15 8 0 1 2 4 0 4 0 1-4 2-5 2-3 1-4 1-5 2h-4c-2 2-2 3-4 6-2 0-2 1-3 1-1 1-3 4-5 6-2 0-2-2-3 0 0 2 1 6 0 9-3 3-15 6-21 13-4 2-10 9-9 13 0 4 2 14 1 16-4-2-8-2-11-5 0-1-1-11-2-12-2 0-2 6-6 2-5-5-8-4-13-3-4 2-5 7-9 7-6-6-14-5-15-4 4-10 9-19 14-27 9-18 21-35 35-49 2 0 5-3 7-2 2 0 2 3 5 3 0 1 5 0 7 0 5-3 0-9-1-9-4-2-9 1-13 3 12-12 25-23 39-32 3 1 5-2 7 1 0 3-4 4-4 6 1 2-2 4-2 5 0 3 3 6 6 6 1 0 5-3 6-6 0-3 0-7 2-8 10 0 21-6 20-18v-4c0-1 0-1 1-2 7-3 15-6 23-8 1 1 2 2 3 3zM35 187c1-2 10-3 10 4 0 1-12 18-9 21 5 1 12-2 16 0 1 0 8 3 7 5-7 14 2 27 5 26 3 0 8-4 13-1 2 0 4 3 6 3 1 0 2-9 9-11 6-3 13-7 14-6 3 1-2 3-1 4 4 3 6-4 8-3 11 10 19 9 25 6 9-4 11 4 14 10 5 0 11 11 17 12 14-2 22 8 24 10 0 1-2 2 0 4 0 4 5 4 4 9 0 2 6 6 8 6 7-1 14 3 16 8 7-1 11 5 17 1 6 6 18 11 20 11 2 2 4 7 4 10-1 15-17 19-18 33 0 3 2 3 2 6 0 1-1 24-12 31-3 0-23 8-24 13-1 4 1 6 1 11-1 1-4 10-10 13 1 8-7 17-8 17-6 2-11-3-14-2 0 3 7 10 7 11 0 3-3 6-4 7-1 2-13 3-14 4 0 2 1 4 0 7-2 3-6 0-8 0 0 3-1 4 1 6 2 0 4 0 5 1-1 3-2 1-2 2-13-5-27-10-39-17-1 0-5-4-5-8 0-2 2-11 2-13s-4-20-4-30c2-18-2-40-4-42-4-9-23-11-27-20-2-12-24-34-24-44 1-1 5-3 5-5s-3-3-3-4c-1-5 3-13 3-13 0 0 11-11 12-12 0 0-3-18-3-19-1-5-1-7-4-7-2 0-6 2-6 8-3 1-11-4-11-4-2-4-12-6-10-14-3-1-6-8-9-9 0 0-13-3-14-3-6-11-22-8-23-8 1-4 0-10 1-13 1 0 28-4 34-12zM416 414h-8c0-5 2-4 4-10 1-4 3-11 0-12 0-6-2-7 0-18 0-9-6-14-4-24-2-2 2-5 5-8 5-10 6-15 8-23 0-2 1-3 0-4-2-6-4-10-8-14-1-3-4-4-5-6-2-1-3-5-3-6 0-2 0-3 1-5v-8c2-1 3-4 3-5 0-3-3-7-5-7-3-2-7 1-11 0-4-2-4-9-9-10-7-1-14 3-19 4-3 2-5 4-8 4-1 0-4-2-6-2-3 0-14 2-16 4-4 0-15-10-16-11-3-2-6-2-7-3-1-3-1-5-3-8-1-3-4-6-6-8-3-2-7-6-8-9 0-1 1-1 1-2 0-3-2-5-2-6 0-3 2-4 4-5v-5c0-2 2-13 1-15 0-1-3-1-3-4s1-5 3-8c1-1 6-7 6-8 2-2 2-4 2-6 1-1 2-3 5-4 1-1 1-3 3-3 1-1 2-2 4-2 5-3 6-6 9-10 0-4 0-6 3-7 1-3 1-5 4-7 2-3 6-1 9-5 0-2 1-4 1-6 0-3-2-7-4-7s-5 3-6 0v-2c0-2-3-5-3-6s3-4 4-7v-9c3-6 10-3 17-3h3c5 0 9 1 10-3v-8c0-2-2-6-3-7-3-1-7 0-8-3 1-5 6-1 9-2 1 0 1-3 2-5 2 0 3 2 4 2 2 0 4-2 6-3 1-1 2-4 4-5 6 0 14-13 15-14 15 12 24 31 36 46l-3-4c-2 0-3 0-3-1-2 0-3-3-4-3l-1 2c-2 5 1 6 4 8 1 1 1 4 2 5 1 0 4 2 6 2 1 1 2 1 3 3 3 1 7 1 7 4-1 1-5-2-7 1 0 1 2 1 2 3s-3 5-5 5c0-1 1-3 1-4 0-3-6-7-8-8-2-2-4-2-5-3-2-1-6-4-7-5-3-3-4-7-8-7-1 0-3 1-4 3-1 0-5 2-7 2-4 0-5-1-8-1-1 0-1 1-2 3v2c0 2-4 2-6 3s-9 8-9 10c0 1 1 1 1 3 0 1-10 9-10 9-4 0-12-1-12 3 0 3 4 4 7 4h8c1-1 2-3 3-3 2 0 4-2 6-2 2-2 6-3 9-3 0 0 12-2 13-2 3 0 7 2 10 2 1 0 2-2 4-2s4 2 5 3c0 1-1 1 0 3v4c0 1-3 4-3 6 0 1 3 2 4 2 1 2 4 2 6 2h4c1 0 5 1 6 2 1 2 1 4 4 6h4c4 0 7 4 9 3 4 0 2-5 3-7 0-5 9-5 13-2 16 34 24 71 24 110 0 43-11 86-32 124-10 19-23 36-37 51zM365 32c0 1 7 7 8 9 1 6 7 6 7 7 0 3-4 4-4 7-3 1-8 0-13 0-2 1-5 4-7 1-2-1 1-1 1-2 0-2-1-2-1-3 0-2 1-3 1-6 1-1 4 0 6-2 0-2-2-5-3-5-5 0-10-7-7-11 0-1 6-7 7-8 3 1 6 3 9 5 0 1-4 7-4 8zM347 36c2 0 8 2 6 4s-3 9-6 9c-3 2-8 6-11 2 0-3 1-5 1-8 0-2 2-2 4-2 2-3 4-5 6-5zM102 78c-1 0-2-2-3-2-2 0-3 1-4 2 0 2 1 2 1 3-3 3-2 7 1 7 1 0 3-6 7-7 1 1 1 1 2 1 2-1 2-5-1-5-1 0-1 1-3 1zM88 77c-2 0-6 0-7 1-1 0-1 3-2 4 0 2-2 3-3 5-1 0-7 8-3 8 2 0 6-3 6-4 1-5 3-7 6-10 3-1 4-1 4-4zM116 87h-4c-2 0-3-2-3 0 3 1 9 2 9 0s-1 0-2 0zM101 92h-8c-1 1-2 0-2 3 0 2 2 1 4 1 4-1 6-3 9-4-2-1-2 0-3 0zM406 96c-2 0-1-4 0-4s0-1 2 0c0 1 0 3-2 4zM405 99c3-2 4 1 3 7 0 1-4 4-6 0 2-2 0-4 0-7zM420 113c1-2 3 0 6 0h6c-2 1-2 4-3 5-4-1-7-3-9-5zM106 242c2-2 0-6-1-6-3 2-1 6 1 6z">
              <text:p/>
            </draw:path>
          </draw:g>
          <draw:g draw:name="proxy-server 2">
            <draw:rect draw:style-name="gr68" draw:text-style-name="P7" draw:layer="layout" svg:width="1.25cm" svg:height="2.5cm" svg:x="19.5cm" svg:y="12cm">
              <text:p text:style-name="P6">HA2</text:p>
            </draw:rect>
            <draw:line draw:style-name="gr69" draw:text-style-name="P1" draw:layer="layout" svg:x1="19.75cm" svg:y1="14.125cm" svg:x2="20.5cm" svg:y2="14.125cm">
              <text:p/>
            </draw:line>
            <draw:line draw:style-name="gr70" draw:text-style-name="P1" draw:layer="layout" svg:x1="19.75cm" svg:y1="14cm" svg:x2="20.5cm" svg:y2="14cm">
              <text:p/>
            </draw:line>
            <draw:g>
              <draw:path draw:style-name="gr71" draw:text-style-name="P13" draw:layer="layout" svg:width="0.486cm" svg:height="0.475cm" svg:x="20.003cm" svg:y="12.286cm" svg:viewBox="0 0 487 476" svg:d="M203 5c-2-1-4-1-6-2-2 2 2 2 1 5-4 0-7-1-11-3h-2-1c8-2 15-4 23-5 0 3-1 4-4 5zM179 11c2 1 3 1 3 3s-3 2-3 5c2 3 3 3 4 3 2 1 6 0 7 0 3-3 5-7 8-7 1 1 4 8 4 11v7c0 4 5 3 8 5 0 1 0 3 1 3 2 3 3 3 3 4 0 4-4 4-3 10-1 1-4 1-4 4 0 4 7 0 8 3 1 1 0 2-1 5 1 2 2 7-1 7-2 0-3-4-4-4h-4c-2 0-3-1-4-1-3 0-6 1-8-2l10-11c2-1 3-1 2-2-2-3-3-1-6 1-1 0-4 3-6 3-4 0-10-2-14 1 0 1 4 0 4 3-1 1-2 1-4 0-1 0-1-2-1-3-1-1-5-1-8-1s-4 2-4 4c3 1 8-2 8 3-1 2-5 4-5 8 0 1 2 4 4 4 1 0 1-1 2-1 2 0 3 1 4 1 2-2 3-3 6-3 2 3-3 6-6 7-4 1-9 1-11 3-3 1-8 5-8 1-2-3 2-3 2-4-3-1-7 1-9 3-5 1-13 3-15 8 0 1 2 4 0 4 0 1-4 2-5 2-3 1-4 1-5 2h-4c-2 2-2 3-4 6-2 0-2 1-3 1-1 1-3 4-5 6-2 0-2-2-3 0 0 2 1 6 0 9-3 3-15 6-21 13-4 2-10 9-9 13 0 4 2 14 1 16-4-2-8-2-11-5 0-1-1-11-2-12-2 0-2 6-6 2-5-5-8-4-13-3-4 2-5 7-9 7-6-6-14-5-15-4 4-10 9-19 14-27 9-18 21-35 35-49 2 0 5-3 7-2 2 0 2 3 5 3 0 1 5 0 7 0 5-3 0-9-1-9-4-2-9 1-13 3 12-12 25-23 39-32 3 1 5-2 7 1 0 3-4 4-4 6 1 2-2 4-2 5 0 3 3 6 6 6 1 0 5-3 6-6 0-3 0-7 2-8 10 0 21-6 20-18v-4c0-1 0-1 1-2 7-3 15-6 23-8 1 1 2 2 3 3zM35 187c1-2 10-3 10 4 0 1-12 18-9 21 5 1 12-2 16 0 1 0 8 3 7 5-7 14 2 27 5 26 3 0 8-4 13-1 2 0 4 3 6 3 1 0 2-9 9-11 6-3 13-7 14-6 3 1-2 3-1 4 4 3 6-4 8-3 11 10 19 9 25 6 9-4 11 4 14 10 5 0 11 11 17 12 14-2 22 8 24 10 0 1-2 2 0 4 0 4 5 4 4 9 0 2 6 6 8 6 7-1 14 3 16 8 7-1 11 5 17 1 6 6 18 11 20 11 2 2 4 7 4 10-1 15-17 19-18 33 0 3 2 3 2 6 0 1-1 24-12 31-3 0-23 8-24 13-1 4 1 6 1 11-1 1-4 10-10 13 1 8-7 17-8 17-6 2-11-3-14-2 0 3 7 10 7 11 0 3-3 6-4 7-1 2-13 3-14 4 0 2 1 4 0 7-2 3-6 0-8 0 0 3-1 4 1 6 2 0 4 0 5 1-1 3-2 1-2 2-13-5-27-10-39-17-1 0-5-4-5-8 0-2 2-11 2-13s-4-20-4-30c2-18-2-40-4-42-4-9-23-11-27-20-2-12-24-34-24-44 1-1 5-3 5-5s-3-3-3-4c-1-5 3-13 3-13 0 0 11-11 12-12 0 0-3-18-3-19-1-5-1-7-4-7-2 0-6 2-6 8-3 1-11-4-11-4-2-4-12-6-10-14-3-1-6-8-9-9 0 0-13-3-14-3-6-11-22-8-23-8 1-4 0-10 1-13 1 0 28-4 34-12zM416 414h-8c0-5 2-4 4-10 1-4 3-11 0-12 0-6-2-7 0-18 0-9-6-14-4-24-2-2 2-5 5-8 5-10 6-15 8-23 0-2 1-3 0-4-2-6-4-10-8-14-1-3-4-4-5-6-2-1-3-5-3-6 0-2 0-3 1-5v-8c2-1 3-4 3-5 0-3-3-7-5-7-3-2-7 1-11 0-4-2-4-9-9-10-7-1-14 3-19 4-3 2-5 4-8 4-1 0-4-2-6-2-3 0-14 2-16 4-4 0-15-10-16-11-3-2-6-2-7-3-1-3-1-5-3-8-1-3-4-6-6-8-3-2-7-6-8-9 0-1 1-1 1-2 0-3-2-5-2-6 0-3 2-4 4-5v-5c0-2 2-13 1-15 0-1-3-1-3-4s1-5 3-8c1-1 6-7 6-8 2-2 2-4 2-6 1-1 2-3 5-4 1-1 1-3 3-3 1-1 2-2 4-2 5-3 6-6 9-10 0-4 0-6 3-7 1-3 1-5 4-7 2-3 6-1 9-5 0-2 1-4 1-6 0-3-2-7-4-7s-5 3-6 0v-2c0-2-3-5-3-6s3-4 4-7v-9c3-6 10-3 17-3h3c5 0 9 1 10-3v-8c0-2-2-6-3-7-3-1-7 0-8-3 1-5 6-1 9-2 1 0 1-3 2-5 2 0 3 2 4 2 2 0 4-2 6-3 1-1 2-4 4-5 6 0 14-13 15-14 15 12 24 31 36 46l-3-4c-2 0-3 0-3-1-2 0-3-3-4-3l-1 2c-2 5 1 6 4 8 1 1 1 4 2 5 1 0 4 2 6 2 1 1 2 1 3 3 3 1 7 1 7 4-1 1-5-2-7 1 0 1 2 1 2 3s-3 5-5 5c0-1 1-3 1-4 0-3-6-7-8-8-2-2-4-2-5-3-2-1-6-4-7-5-3-3-4-7-8-7-1 0-3 1-4 3-1 0-5 2-7 2-4 0-5-1-8-1-1 0-1 1-2 3v2c0 2-4 2-6 3s-9 8-9 10c0 1 1 1 1 3 0 1-10 9-10 9-4 0-12-1-12 3 0 3 4 4 7 4h8c1-1 2-3 3-3 2 0 4-2 6-2 2-2 6-3 9-3 0 0 12-2 13-2 3 0 7 2 10 2 1 0 2-2 4-2s4 2 5 3c0 1-1 1 0 3v4c0 1-3 4-3 6 0 1 3 2 4 2 1 2 4 2 6 2h4c1 0 5 1 6 2 1 2 1 4 4 6h4c4 0 7 4 9 3 4 0 2-5 3-7 0-5 9-5 13-2 16 34 24 71 24 110 0 43-11 86-32 124-10 19-23 36-37 51zM365 32c0 1 7 7 8 9 1 6 7 6 7 7 0 3-4 4-4 7-3 1-8 0-13 0-2 1-5 4-7 1-2-1 1-1 1-2 0-2-1-2-1-3 0-2 1-3 1-6 1-1 4 0 6-2 0-2-2-5-3-5-5 0-10-7-7-11 0-1 6-7 7-8 3 1 6 3 9 5 0 1-4 7-4 8zM347 36c2 0 8 2 6 4s-3 9-6 9c-3 2-8 6-11 2 0-3 1-5 1-8 0-2 2-2 4-2 2-3 4-5 6-5zM102 78c-1 0-2-2-3-2-2 0-3 1-4 2 0 2 1 2 1 3-3 3-2 7 1 7 1 0 3-6 7-7 1 1 1 1 2 1 2-1 2-5-1-5-1 0-1 1-3 1zM88 77c-2 0-6 0-7 1-1 0-1 3-2 4 0 2-2 3-3 5-1 0-7 8-3 8 2 0 6-3 6-4 1-5 3-7 6-10 3-1 4-1 4-4zM116 87h-4c-2 0-3-2-3 0 3 1 9 2 9 0s-1 0-2 0zM101 92h-8c-1 1-2 0-2 3 0 2 2 1 4 1 4-1 6-3 9-4-2-1-2 0-3 0zM406 96c-2 0-1-4 0-4s0-1 2 0c0 1 0 3-2 4zM405 99c3-2 4 1 3 7 0 1-4 4-6 0 2-2 0-4 0-7zM420 113c1-2 3 0 6 0h6c-2 1-2 4-3 5-4-1-7-3-9-5zM106 242c2-2 0-6-1-6-3 2-1 6 1 6z">
                <text:p/>
              </draw:path>
              <draw:custom-shape draw:style-name="gr72" draw:text-style-name="P14" draw:layer="layout" svg:width="0.5cm" svg:height="0.5cm" svg:x="20cm" svg:y="12.27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73" draw:text-style-name="P15" draw:layer="layout" svg:width="0.5cm" svg:height="0.5cm" svg:x="19.75cm" svg:y="12.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74" draw:text-style-name="P13" draw:layer="layout" svg:width="0.486cm" svg:height="0.475cm" svg:x="19.753cm" svg:y="12.51cm" svg:viewBox="0 0 487 476" svg:d="M203 5c-2-1-4-1-6-2-2 2 2 2 1 5-4 0-7-1-11-3h-2-1c8-2 15-4 23-5 0 3-1 4-4 5zM179 11c2 1 3 1 3 3s-3 2-3 5c2 3 3 3 4 3 2 1 6 0 7 0 3-3 5-7 8-7 1 1 4 8 4 11v7c0 4 5 3 8 5 0 1 0 3 1 3 2 3 3 3 3 4 0 4-4 4-3 10-1 1-4 1-4 4 0 4 7 0 8 3 1 1 0 2-1 5 1 2 2 7-1 7-2 0-3-4-4-4h-4c-2 0-3-1-4-1-3 0-6 1-8-2l10-11c2-1 3-1 2-2-2-3-3-1-6 1-1 0-4 3-6 3-4 0-10-2-14 1 0 1 4 0 4 3-1 1-2 1-4 0-1 0-1-2-1-3-1-1-5-1-8-1s-4 2-4 4c3 1 8-2 8 3-1 2-5 4-5 8 0 1 2 4 4 4 1 0 1-1 2-1 2 0 3 1 4 1 2-2 3-3 6-3 2 3-3 6-6 7-4 1-9 1-11 3-3 1-8 5-8 1-2-3 2-3 2-4-3-1-7 1-9 3-5 1-13 3-15 8 0 1 2 4 0 4 0 1-4 2-5 2-3 1-4 1-5 2h-4c-2 2-2 3-4 6-2 0-2 1-3 1-1 1-3 4-5 6-2 0-2-2-3 0 0 2 1 6 0 9-3 3-15 6-21 13-4 2-10 9-9 13 0 4 2 14 1 16-4-2-8-2-11-5 0-1-1-11-2-12-2 0-2 6-6 2-5-5-8-4-13-3-4 2-5 7-9 7-6-6-14-5-15-4 4-10 9-19 14-27 9-18 21-35 35-49 2 0 5-3 7-2 2 0 2 3 5 3 0 1 5 0 7 0 5-3 0-9-1-9-4-2-9 1-13 3 12-12 25-23 39-32 3 1 5-2 7 1 0 3-4 4-4 6 1 2-2 4-2 5 0 3 3 6 6 6 1 0 5-3 6-6 0-3 0-7 2-8 10 0 21-6 20-18v-4c0-1 0-1 1-2 7-3 15-6 23-8 1 1 2 2 3 3zM35 187c1-2 10-3 10 4 0 1-12 18-9 21 5 1 12-2 16 0 1 0 8 3 7 5-7 14 2 27 5 26 3 0 8-4 13-1 2 0 4 3 6 3 1 0 2-9 9-11 6-3 13-7 14-6 3 1-2 3-1 4 4 3 6-4 8-3 11 10 19 9 25 6 9-4 11 4 14 10 5 0 11 11 17 12 14-2 22 8 24 10 0 1-2 2 0 4 0 4 5 4 4 9 0 2 6 6 8 6 7-1 14 3 16 8 7-1 11 5 17 1 6 6 18 11 20 11 2 2 4 7 4 10-1 15-17 19-18 33 0 3 2 3 2 6 0 1-1 24-12 31-3 0-23 8-24 13-1 4 1 6 1 11-1 1-4 10-10 13 1 8-7 17-8 17-6 2-11-3-14-2 0 3 7 10 7 11 0 3-3 6-4 7-1 2-13 3-14 4 0 2 1 4 0 7-2 3-6 0-8 0 0 3-1 4 1 6 2 0 4 0 5 1-1 3-2 1-2 2-13-5-27-10-39-17-1 0-5-4-5-8 0-2 2-11 2-13s-4-20-4-30c2-18-2-40-4-42-4-9-23-11-27-20-2-12-24-34-24-44 1-1 5-3 5-5s-3-3-3-4c-1-5 3-13 3-13 0 0 11-11 12-12 0 0-3-18-3-19-1-5-1-7-4-7-2 0-6 2-6 8-3 1-11-4-11-4-2-4-12-6-10-14-3-1-6-8-9-9 0 0-13-3-14-3-6-11-22-8-23-8 1-4 0-10 1-13 1 0 28-4 34-12zM416 414h-8c0-5 2-4 4-10 1-4 3-11 0-12 0-6-2-7 0-18 0-9-6-14-4-24-2-2 2-5 5-8 5-10 6-15 8-23 0-2 1-3 0-4-2-6-4-10-8-14-1-3-4-4-5-6-2-1-3-5-3-6 0-2 0-3 1-5v-8c2-1 3-4 3-5 0-3-3-7-5-7-3-2-7 1-11 0-4-2-4-9-9-10-7-1-14 3-19 4-3 2-5 4-8 4-1 0-4-2-6-2-3 0-14 2-16 4-4 0-15-10-16-11-3-2-6-2-7-3-1-3-1-5-3-8-1-3-4-6-6-8-3-2-7-6-8-9 0-1 1-1 1-2 0-3-2-5-2-6 0-3 2-4 4-5v-5c0-2 2-13 1-15 0-1-3-1-3-4s1-5 3-8c1-1 6-7 6-8 2-2 2-4 2-6 1-1 2-3 5-4 1-1 1-3 3-3 1-1 2-2 4-2 5-3 6-6 9-10 0-4 0-6 3-7 1-3 1-5 4-7 2-3 6-1 9-5 0-2 1-4 1-6 0-3-2-7-4-7s-5 3-6 0v-2c0-2-3-5-3-6s3-4 4-7v-9c3-6 10-3 17-3h3c5 0 9 1 10-3v-8c0-2-2-6-3-7-3-1-7 0-8-3 1-5 6-1 9-2 1 0 1-3 2-5 2 0 3 2 4 2 2 0 4-2 6-3 1-1 2-4 4-5 6 0 14-13 15-14 15 12 24 31 36 46l-3-4c-2 0-3 0-3-1-2 0-3-3-4-3l-1 2c-2 5 1 6 4 8 1 1 1 4 2 5 1 0 4 2 6 2 1 1 2 1 3 3 3 1 7 1 7 4-1 1-5-2-7 1 0 1 2 1 2 3s-3 5-5 5c0-1 1-3 1-4 0-3-6-7-8-8-2-2-4-2-5-3-2-1-6-4-7-5-3-3-4-7-8-7-1 0-3 1-4 3-1 0-5 2-7 2-4 0-5-1-8-1-1 0-1 1-2 3v2c0 2-4 2-6 3s-9 8-9 10c0 1 1 1 1 3 0 1-10 9-10 9-4 0-12-1-12 3 0 3 4 4 7 4h8c1-1 2-3 3-3 2 0 4-2 6-2 2-2 6-3 9-3 0 0 12-2 13-2 3 0 7 2 10 2 1 0 2-2 4-2s4 2 5 3c0 1-1 1 0 3v4c0 1-3 4-3 6 0 1 3 2 4 2 1 2 4 2 6 2h4c1 0 5 1 6 2 1 2 1 4 4 6h4c4 0 7 4 9 3 4 0 2-5 3-7 0-5 9-5 13-2 16 34 24 71 24 110 0 43-11 86-32 124-10 19-23 36-37 51zM365 32c0 1 7 7 8 9 1 6 7 6 7 7 0 3-4 4-4 7-3 1-8 0-13 0-2 1-5 4-7 1-2-1 1-1 1-2 0-2-1-2-1-3 0-2 1-3 1-6 1-1 4 0 6-2 0-2-2-5-3-5-5 0-10-7-7-11 0-1 6-7 7-8 3 1 6 3 9 5 0 1-4 7-4 8zM347 36c2 0 8 2 6 4s-3 9-6 9c-3 2-8 6-11 2 0-3 1-5 1-8 0-2 2-2 4-2 2-3 4-5 6-5zM102 78c-1 0-2-2-3-2-2 0-3 1-4 2 0 2 1 2 1 3-3 3-2 7 1 7 1 0 3-6 7-7 1 1 1 1 2 1 2-1 2-5-1-5-1 0-1 1-3 1zM88 77c-2 0-6 0-7 1-1 0-1 3-2 4 0 2-2 3-3 5-1 0-7 8-3 8 2 0 6-3 6-4 1-5 3-7 6-10 3-1 4-1 4-4zM116 87h-4c-2 0-3-2-3 0 3 1 9 2 9 0s-1 0-2 0zM101 92h-8c-1 1-2 0-2 3 0 2 2 1 4 1 4-1 6-3 9-4-2-1-2 0-3 0zM406 96c-2 0-1-4 0-4s0-1 2 0c0 1 0 3-2 4zM405 99c3-2 4 1 3 7 0 1-4 4-6 0 2-2 0-4 0-7zM420 113c1-2 3 0 6 0h6c-2 1-2 4-3 5-4-1-7-3-9-5zM106 242c2-2 0-6-1-6-3 2-1 6 1 6z">
                <text:p/>
              </draw:path>
            </draw:g>
          </draw:g>
        </draw:g>
        <draw:line draw:style-name="gr75" draw:text-style-name="P16" draw:layer="layout" svg:x1="19.25cm" svg:y1="10cm" svg:x2="16.25cm" svg:y2="10.5cm">
          <text:p/>
        </draw:line>
        <draw:line draw:style-name="gr75" draw:text-style-name="P16" draw:layer="layout" svg:x1="19.25cm" svg:y1="13.25cm" svg:x2="16cm" svg:y2="11.75cm">
          <text:p/>
        </draw:line>
        <draw:line draw:style-name="gr75" draw:text-style-name="P16" draw:layer="layout" svg:x1="20.25cm" svg:y1="11.25cm" svg:x2="20.25cm" svg:y2="12cm">
          <text:p/>
        </draw:line>
        <draw:g draw:name="Avatar 1">
          <draw:custom-shape draw:style-name="gr76" draw:text-style-name="P17" draw:layer="layout" svg:width="3cm" svg:height="3cm" svg:x="25.135cm" svg:y="10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18" draw:layer="layout" svg:width="1cm" svg:height="1cm" svg:x="26.099cm" svg:y="10.5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78" draw:text-style-name="P18" draw:layer="layout" svg:width="2.275cm" svg:height="1.401cm" svg:x="25.462cm" svg:y="11.667cm" svg:viewBox="0 0 2276 1402" svg:d="M55 750c110-228 268-417 458-549s405-201 625-201c219 0 435 69 625 201s348 321 458 549c20 42 39 86 55 130-109 128-240 236-387 321-228 132-487 201-750 201s-522-69-750-201c-148-85-279-194-389-323 17-43 35-86 55-128z">
            <text:p/>
          </draw:path>
          <draw:custom-shape draw:style-name="gr79" draw:text-style-name="P1" draw:layer="layout" svg:width="3cm" svg:height="3cm" svg:x="25.099cm" svg:y="10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desktop 1">
          <draw:g>
            <draw:rect draw:style-name="gr80" draw:text-style-name="P7" draw:layer="layout" svg:width="0.795cm" svg:height="1.59cm" svg:x="25.455cm" svg:y="11.909cm">
              <text:p/>
            </draw:rect>
            <draw:line draw:style-name="gr81" draw:text-style-name="P1" draw:layer="layout" svg:x1="25.534cm" svg:y1="12.704cm" svg:x2="26.17cm" svg:y2="12.704cm">
              <text:p/>
            </draw:line>
            <draw:line draw:style-name="gr82" draw:text-style-name="P1" draw:layer="layout" svg:x1="25.614cm" svg:y1="13.261cm" svg:x2="26.091cm" svg:y2="13.261cm">
              <text:p/>
            </draw:line>
            <draw:line draw:style-name="gr83" draw:text-style-name="P1" draw:layer="layout" svg:x1="25.614cm" svg:y1="13.181cm" svg:x2="26.091cm" svg:y2="13.181cm">
              <text:p/>
            </draw:line>
            <draw:line draw:style-name="gr84" draw:text-style-name="P1" draw:layer="layout" svg:x1="25.534cm" svg:y1="12.069cm" svg:x2="25.534cm" svg:y2="11.989cm">
              <text:p/>
            </draw:line>
            <draw:line draw:style-name="gr85" draw:text-style-name="P1" draw:layer="layout" svg:x1="25.534cm" svg:y1="12.228cm" svg:x2="25.534cm" svg:y2="12.148cm">
              <text:p/>
            </draw:line>
            <draw:line draw:style-name="gr86" draw:text-style-name="P1" draw:layer="layout" svg:x1="25.614cm" svg:y1="12.069cm" svg:x2="25.614cm" svg:y2="11.989cm">
              <text:p/>
            </draw:line>
            <draw:line draw:style-name="gr87" draw:text-style-name="P1" draw:layer="layout" svg:x1="25.614cm" svg:y1="12.228cm" svg:x2="25.614cm" svg:y2="12.148cm">
              <text:p/>
            </draw:line>
            <draw:line draw:style-name="gr88" draw:text-style-name="P1" draw:layer="layout" svg:x1="25.773cm" svg:y1="12.069cm" svg:x2="25.773cm" svg:y2="11.989cm">
              <text:p/>
            </draw:line>
            <draw:line draw:style-name="gr89" draw:text-style-name="P1" draw:layer="layout" svg:x1="25.773cm" svg:y1="12.228cm" svg:x2="25.773cm" svg:y2="12.148cm">
              <text:p/>
            </draw:line>
            <draw:line draw:style-name="gr90" draw:text-style-name="P1" draw:layer="layout" svg:x1="25.852cm" svg:y1="12.069cm" svg:x2="25.852cm" svg:y2="11.989cm">
              <text:p/>
            </draw:line>
            <draw:line draw:style-name="gr91" draw:text-style-name="P1" draw:layer="layout" svg:x1="25.852cm" svg:y1="12.228cm" svg:x2="25.852cm" svg:y2="12.148cm">
              <text:p/>
            </draw:line>
            <draw:line draw:style-name="gr92" draw:text-style-name="P1" draw:layer="layout" svg:x1="26.012cm" svg:y1="12.069cm" svg:x2="26.012cm" svg:y2="11.989cm">
              <text:p/>
            </draw:line>
            <draw:line draw:style-name="gr93" draw:text-style-name="P1" draw:layer="layout" svg:x1="26.012cm" svg:y1="12.228cm" svg:x2="26.012cm" svg:y2="12.148cm">
              <text:p/>
            </draw:line>
            <draw:line draw:style-name="gr94" draw:text-style-name="P1" draw:layer="layout" svg:x1="26.091cm" svg:y1="12.069cm" svg:x2="26.091cm" svg:y2="11.989cm">
              <text:p/>
            </draw:line>
            <draw:line draw:style-name="gr95" draw:text-style-name="P1" draw:layer="layout" svg:x1="26.091cm" svg:y1="12.228cm" svg:x2="26.091cm" svg:y2="12.148cm">
              <text:p/>
            </draw:line>
          </draw:g>
          <draw:g>
            <draw:custom-shape draw:style-name="gr96" draw:text-style-name="P7" draw:layer="layout" svg:width="1.59cm" svg:height="1.113cm" svg:x="23.626cm" svg:y="1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97" draw:text-style-name="P19" draw:layer="layout" svg:width="1.272cm" svg:height="0.795cm" svg:x="23.785cm" svg:y="11.909cm">
              <text:p/>
            </draw:rect>
            <draw:custom-shape draw:style-name="gr98" draw:text-style-name="P7" draw:layer="layout" svg:width="0.318cm" svg:height="0.159cm" svg:x="24.262cm" svg:y="12.863cm">
              <text:p/>
              <draw:enhanced-geometry svg:viewBox="0 0 21600 21600" draw:type="rectangle" draw:enhanced-path="M 0 0 L 21600 0 21600 21600 0 21600 0 0 Z N"/>
            </draw:custom-shape>
            <draw:custom-shape draw:style-name="gr99" draw:text-style-name="P7" draw:layer="layout" svg:width="1.908cm" svg:height="0.477cm" svg:x="23.467cm" svg:y="13.022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0" draw:text-style-name="P20" draw:layer="layout" svg:width="0.318cm" svg:height="0.083cm" svg:x="24.262cm" svg:y="13.3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1" draw:text-style-name="P7" draw:layer="layout" svg:width="1.59cm" svg:height="0.242cm" svg:x="23.626cm" svg:y="13.099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draw:name="laptop 1">
          <draw:custom-shape draw:style-name="gr102" draw:text-style-name="P7" draw:layer="layout" svg:width="1.458cm" svg:height="1.021cm" svg:x="26.896cm" svg:y="12.0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03" draw:text-style-name="P19" draw:layer="layout" svg:width="1.166cm" svg:height="0.729cm" svg:x="27.042cm" svg:y="12.188cm">
            <text:p/>
          </draw:rect>
          <draw:custom-shape draw:style-name="gr104" draw:text-style-name="P7" draw:layer="layout" svg:width="1.75cm" svg:height="0.437cm" svg:x="26.75cm" svg:y="13.062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5" draw:text-style-name="P20" draw:layer="layout" svg:width="0.292cm" svg:height="0.075cm" svg:x="27.479cm" svg:y="13.35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6" draw:text-style-name="P7" draw:layer="layout" svg:width="1.458cm" svg:height="0.222cm" svg:x="26.896cm" svg:y="13.13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75" draw:text-style-name="P16" draw:layer="layout" svg:x1="21cm" svg:y1="11.75cm" svg:x2="23.5cm" svg:y2="11.75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53" draw:display-name="Gradient 653" draw:style="radial" draw:cx="25%" draw:cy="25%" draw:start-color="#b2b2b2" draw:end-color="#eeeeee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8" draw:display-name="Transparency 8" draw:style="radial" draw:cx="50%" draw:cy="50%" draw:start="100%" draw:end="0%" draw:border="0%"/>
    <draw:marker draw:name="Arrow" svg:viewBox="0 0 20 30" svg:d="M10 0l-10 30h20z"/>
    <draw:marker draw:name="Arrowheads_20_1" draw:display-name="Arrowheads 1" svg:viewBox="0 7 20 13" svg:d="M0 20l10-13 10 13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empora LGC Uni" fo:font-size="24pt" fo:language="ru" fo:country="RU" style:font-name-asian="Open Sans1" style:font-size-asian="24pt" style:language-asian="zh" style:country-asian="CN" style:font-name-complex="Ope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2T13:38:52.447047936</meta:creation-date>
    <dc:date>2025-05-22T14:48:07.118802934</dc:date>
    <meta:editing-duration>PT3M47S</meta:editing-duration>
    <meta:editing-cycles>1</meta:editing-cycles>
    <meta:document-statistic meta:object-count="137"/>
    <meta:generator>LibreOffice/7.2.4.1$Linux_X86_64 LibreOffice_project/20$Build-1</meta:generator>
  </office:meta>
</office:document-meta>
</file>